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2257in"/>
    </style:style>
    <style:style style:name="Table1.B" style:family="table-column">
      <style:table-column-properties style:column-width="0.3958in"/>
    </style:style>
    <style:style style:name="Table1.C" style:family="table-column">
      <style:table-column-properties style:column-width="2.6486in"/>
    </style:style>
    <style:style style:name="Table1.1" style:family="table-row">
      <style:table-row-properties style:min-row-height="0.6563in" fo:keep-together="auto"/>
    </style:style>
    <style:style style:name="Table1.A1" style:family="table-cell">
      <style:table-cell-properties style:vertical-align="middle" fo:background-color="#2d3e50" fo:padding="0.0278in" fo:border="0.75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0.75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0.75pt solid #000000"/>
    </style:style>
    <style:style style:name="Table1.4" style:family="table-row">
      <style:table-row-properties style:min-row-height="0.3229in" fo:keep-together="auto"/>
    </style:style>
    <style:style style:name="Table1.A4" style:family="table-cell">
      <style:table-cell-properties style:vertical-align="" fo:background-color="#2d3e50" fo:padding="0.0278in" fo:border="0.75pt solid #000000">
        <style:background-image/>
      </style:table-cell-properties>
    </style:style>
    <style:style style:name="Table1.5" style:family="table-row">
      <style:table-row-properties style:min-row-height="0.3646in" fo:keep-together="auto"/>
    </style:style>
    <style:style style:name="Table1.A5" style:family="table-cell">
      <style:table-cell-properties style:vertical-align="bottom" fo:background-color="#f5f8fa" fo:padding="0.0278in" fo:border="0.75pt solid #000000">
        <style:background-image/>
      </style:table-cell-properties>
    </style:style>
    <style:style style:name="Table1.B5" style:family="table-cell">
      <style:table-cell-properties style:vertical-align="bottom" fo:background-color="#cbd6e2" fo:padding="0.0278in" fo:border="0.75pt solid #000000">
        <style:background-image/>
      </style:table-cell-properties>
    </style:style>
    <style:style style:name="Table1.6" style:family="table-row">
      <style:table-row-properties style:min-row-height="0.2917in" fo:keep-together="auto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font-size="15pt" style:font-size-asian="15pt" style:font-size-complex="15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8" style:family="paragraph" style:parent-style-name="Standard">
      <style:paragraph-properties fo:margin-left="0in" fo:margin-right="0in" fo:text-indent="0.1965in" style:auto-text-indent="false"/>
    </style:style>
    <style:style style:name="P9" style:family="paragraph" style:parent-style-name="Standard">
      <style:paragraph-properties fo:margin-left="0in" fo:margin-right="0in" fo:text-indent="0.1965in" style:auto-text-indent="false"/>
      <style:text-properties fo:font-size="13pt" style:font-size-asian="13pt" style:font-size-complex="13pt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fo:font-size="18pt" fo:font-weight="bold" style:font-size-asian="18pt" style:font-weight-asian="bold" style:font-size-complex="18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style:text-underline-style="none"/>
    </style:style>
    <style:style style:name="T10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Análisis Competitivo Lemon Rock Hostel Granada</text:span></text:p>
      <text:p text:style-name="P2"/>
      <text:list xml:id="list1957083205" text:style-name="WWNum1">
        <text:list-item>
          <text:p text:style-name="P4"><text:span text:style-name="T2">Tabla:</text:span></text:p>
        </text:list-item>
      </text:list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table:number-rows-spanned="3" table:number-columns-spanned="3" office:value-type="string">
            <text:p text:style-name="P1"><text:span text:style-name="T3">Lemon Rock Hostel vs. Old Town Hostel</text:span>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"><text:span text:style-name="T4">Comparación lado a lado</text:span></text:p>
          </table:table-cell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"><text:span text:style-name="T7">Lemon Rock Hostel</text:span>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"><text:span text:style-name="T7">Old Town hostel</text:span></text:p>
          </table:table-cell>
        </table:table-row>
        <table:table-row table:style-name="Table1.6">
          <table:table-cell table:style-name="Table1.B5" table:number-columns-spanned="3" office:value-type="string">
            <text:p text:style-name="P1"><text:span text:style-name="T8">Habitaciones Compartidas</text:span>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"><text:span text:style-name="T8">Si</text:span>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"><text:span text:style-name="T8">Si</text:span></text:p>
          </table:table-cell>
        </table:table-row>
        <table:table-row table:style-name="Table1.6">
          <table:table-cell table:style-name="Table1.B5" table:number-columns-spanned="3" office:value-type="string">
            <text:p text:style-name="P1"><text:span text:style-name="T8">Habitaciones Individuales o para parejas</text:span>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"><text:span text:style-name="T8">Si</text:span>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"><text:span text:style-name="T8">Si</text:span></text:p>
          </table:table-cell>
        </table:table-row>
        <table:table-row table:style-name="Table1.6">
          <table:table-cell table:style-name="Table1.B5" table:number-columns-spanned="3" office:value-type="string">
            <text:p text:style-name="P1"><text:span text:style-name="T8">Adaptado para personas discapacitadas</text:span>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"><text:span text:style-name="T8">Si</text:span>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"><text:span text:style-name="T8">Si</text:span></text:p>
          </table:table-cell>
        </table:table-row>
        <table:table-row table:style-name="Table1.6">
          <table:table-cell table:style-name="Table1.B5" table:number-columns-spanned="3" office:value-type="string">
            <text:p text:style-name="P1"><text:span text:style-name="T8">Básicos(duchas, taquillas, calefacción)</text:span>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"><text:span text:style-name="T8">Si</text:span>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"><text:span text:style-name="T8">Si</text:span></text:p>
          </table:table-cell>
        </table:table-row>
        <table:table-row table:style-name="Table1.6">
          <table:table-cell table:style-name="Table1.B5" table:number-columns-spanned="3" office:value-type="string">
            <text:p text:style-name="P1"><text:span text:style-name="T8">Wifi</text:span>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"><text:span text:style-name="T8">En todas las habitaciones</text:span>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"><text:span text:style-name="T8">En ciertas zonas</text:span></text:p>
          </table:table-cell>
        </table:table-row>
        <table:table-row table:style-name="Table1.6">
          <table:table-cell table:style-name="Table1.B5" table:number-columns-spanned="3" office:value-type="string">
            <text:p text:style-name="P1"><text:span text:style-name="T8">Check-In y Recepción</text:span>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"><text:span text:style-name="T8">24 horas</text:span>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"><text:span text:style-name="T8">De 8:00 a 21:00</text:span></text:p>
          </table:table-cell>
        </table:table-row>
        <table:table-row table:style-name="Table1.6">
          <table:table-cell table:style-name="Table1.B5" table:number-columns-spanned="3" office:value-type="string">
            <text:p text:style-name="P1"><text:span text:style-name="T8">Visitas gratis a la ciudad</text:span>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"><text:span text:style-name="T8">No</text:span>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"><text:span text:style-name="T8">Si</text:span></text:p>
          </table:table-cell>
        </table:table-row>
        <table:table-row table:style-name="Table1.6">
          <table:table-cell table:style-name="Table1.B5" table:number-columns-spanned="3" office:value-type="string">
            <text:p text:style-name="P1"><text:span text:style-name="T8">Cocina</text:span>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"><text:span text:style-name="T8">No</text:span>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"><text:span text:style-name="T8">Si</text:span></text:p>
          </table:table-cell>
        </table:table-row>
        <table:table-row table:style-name="Table1.6">
          <table:table-cell table:style-name="Table1.B5" table:number-columns-spanned="3" office:value-type="string">
            <text:p text:style-name="P1"><text:span text:style-name="T8">Restaurante</text:span>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"><text:span text:style-name="T8">Si</text:span>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"><text:span text:style-name="T8">Solo desayunos</text:span></text:p>
          </table:table-cell>
        </table:table-row>
        <table:table-row table:style-name="Table1.6">
          <table:table-cell table:style-name="Table1.B5" table:number-columns-spanned="3" office:value-type="string">
            <text:p text:style-name="P1"><text:span text:style-name="T8">Eventos y Música</text:span></text:p>
          </table:table-cell>
          <table:covered-table-cell/>
          <table:covered-table-cell/>
        </table:table-row>
        <table:table-row table:style-name="Table1.6">
          <table:table-cell table:style-name="Table1.A5" office:value-type="string">
            <text:p text:style-name="P1"><text:span text:style-name="T8">Si</text:span></text:p>
          </table:table-cell>
          <table:table-cell table:style-name="Table1.B5" office:value-type="string">
            <text:p text:style-name="P3"/>
          </table:table-cell>
          <table:table-cell table:style-name="Table1.A5" office:value-type="string">
            <text:p text:style-name="P1"><text:span text:style-name="T8">No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3655070305" text:style-name="WWNum2">
        <text:list-item>
          <text:p text:style-name="P5"><text:span text:style-name="T2">Resumen</text:span>:</text:p>
        </text:list-item>
      </text:list>
      <text:p text:style-name="P7"/>
      <text:p text:style-name="P8"><text:span text:style-name="T10">Por lo que podemos ver del diseño general de las webs y los servicios ofrecidos, parece que los dos hosteles buscan ofrecer experiencias ligeramente diferentes. </text:span></text:p>
      <text:p text:style-name="P8"><text:span text:style-name="T10">Por un lado el Old Town Hostel es un hostel más clásico, ofrece diferentes tipos de alojamiento(habitaciones individuales, dobles y compartidas, con camas individuales o literas), con muchos servicios clásicos de hostel, como desayuno, baños compartidos, zonas comunes con Wifi y duchas 24 horas. En cuanto a las comidas, ofrece una cocina donde poderse cocinar lo que uno quiera. Además, ofrece como servicios extra toallas, secadores de pelo y lavandería. En cuanto a turismo, ofrece visitas gratis a la ciudad. Es en general un hostal más centrado en alojamiento, donde se espera que la gente vaya a dormir pero no haga mucha vida más allá de ello, con sólo unas zonas comunes donde poder descansar y socializar algo más.</text:span></text:p>
      <text:p text:style-name="P8"><text:span text:style-name="T10">Por otro lado, nuestro hotel, el Lemon Rock Hostel, ofrece una experiencia mucho más definida. En cuanto a alojamiento ofrecen una cierta ventaja con wifi gratis en todas las habitaciones y parking pero en general es bastante parecido. Lo que diferencia al Lemon Rock de otros hoteles es el espacio de restaurante y música. Ofrecen eventos casi todos los días, muchos de ellos de música, así como un restaurante de calidad. Además, el diseño de su web está lleno de imágenes de gente socializando y de sus modernos espacios. La experiencia de usuario esperada por ellos parece ser más que tener un lugar donde dormir y hacer alguna comida, el venir a Granada a vivir ahí unos días, conocer otra gente en una situación parecida y aprovechar todos los servicios y eventos que se ofrecen en el propio espacio del hostel.</text:span></text:p>
      <text:p text:style-name="P9"/>
      <text:p text:style-name="P8"><text:span text:style-name="T10">En definitiva, para un viaje barato de turismo a Granada probablemente sea mejor alojarse en el Old Town Hostel, pero para tener una experiencia moderna y europea de socialización y música, el Lemon Rock parece un establecimiento más interes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41" meta:word-count="409" meta:character-count="2433" meta:non-whitespace-character-count="2066"/>
    <meta:generator>LibreOfficeDev/6.0.5.2$Linux_X86_64 LibreOffice_project/</meta:generator>
  </office:meta>
</office:document-meta>
</file>